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nux Libertine" svg:font-family="'Linux Libertine'" style:font-family-generic="roman" style:font-pitch="variable"/>
    <style:font-face style:name="Linux Libertine1" svg:font-family="'Linux Libertine'" style:font-family-generic="swiss" style:font-pitch="variable"/>
    <style:font-face style:name="Noto Sans" svg:font-family="'Noto Sans'" style:font-family-generic="swiss" style:font-pitch="variable"/>
    <style:font-face style:name="Linux Libertine2" svg:font-family="'Linux Libertin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Noto Sans" fo:font-weight="bold" officeooo:rsid="001b48d3" officeooo:paragraph-rsid="001b48d3" style:font-weight-asian="bold" style:font-weight-complex="bold"/>
    </style:style>
    <style:style style:name="P2" style:family="paragraph" style:parent-style-name="Standard">
      <style:text-properties style:font-name="Noto Sans" fo:font-weight="bold" officeooo:rsid="001b99aa" officeooo:paragraph-rsid="001b99aa" style:font-weight-asian="bold" style:font-weight-complex="bold"/>
    </style:style>
    <style:style style:name="P3" style:family="paragraph" style:parent-style-name="Standard">
      <style:text-properties style:font-name="Noto Sans" fo:font-weight="normal" officeooo:rsid="001b48d3" officeooo:paragraph-rsid="001b48d3" style:font-weight-asian="normal" style:font-weight-complex="normal"/>
    </style:style>
    <style:style style:name="P4" style:family="paragraph" style:parent-style-name="Standard">
      <style:text-properties style:font-name="Noto Sans" fo:font-weight="normal" officeooo:rsid="001b99aa" officeooo:paragraph-rsid="001b99aa" style:font-weight-asian="normal" style:font-weight-complex="normal"/>
    </style:style>
    <style:style style:name="P5" style:family="paragraph" style:parent-style-name="Standard">
      <style:text-properties style:font-name="Noto Sans" fo:font-weight="normal" officeooo:rsid="001c38f1" officeooo:paragraph-rsid="001c38f1" style:font-weight-asian="normal" style:font-weight-complex="normal"/>
    </style:style>
    <style:style style:name="P6" style:family="paragraph" style:parent-style-name="Standard">
      <style:text-properties style:font-name="Noto Sans" fo:font-style="normal" fo:font-weight="bold" officeooo:rsid="001f2d3e" officeooo:paragraph-rsid="001f2d3e" style:font-style-asian="normal" style:font-weight-asian="bold" style:font-style-complex="normal" style:font-weight-complex="bold"/>
    </style:style>
    <style:style style:name="P7" style:family="paragraph" style:parent-style-name="Standard">
      <style:text-properties style:font-name="Noto Sans" fo:font-style="normal" fo:font-weight="bold" officeooo:rsid="0021127a" officeooo:paragraph-rsid="0021127a" style:font-style-asian="normal" style:font-weight-asian="bold" style:font-style-complex="normal" style:font-weight-complex="bold"/>
    </style:style>
    <style:style style:name="P8" style:family="paragraph" style:parent-style-name="Standard" style:list-style-name="L1">
      <style:text-properties style:font-name="Noto Sans" fo:font-style="normal" fo:font-weight="bold" officeooo:rsid="0021127a" officeooo:paragraph-rsid="0021127a" style:font-style-asian="normal" style:font-weight-asian="bold" style:font-style-complex="normal" style:font-weight-complex="bold"/>
    </style:style>
    <style:style style:name="P9" style:family="paragraph" style:parent-style-name="Standard">
      <style:text-properties style:font-name="Noto Sans" fo:font-style="normal" fo:font-weight="bold" officeooo:rsid="0021847c" officeooo:paragraph-rsid="0021847c"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21127a"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s Zeitzyklensystem</text:p>
      <text:p text:style-name="P1"/>
      <text:p text:style-name="P3">Das Zeitzyklensystem ist eigentlich einfach nur eine Schleife, die die Anzahl der Durchgänge zählt, und gegebenenfalls in einem Durchgang etwas ausführt.</text:p>
      <text:p text:style-name="P3"/>
      <text:p text:style-name="P3">In manchen Zeitzyklen werden Autos generiert (beim der manuellen Simulation zu vorgegebenen Zyklen, bei der Automatischen zufällig).</text:p>
      <text:p text:style-name="P3"/>
      <text:p text:style-name="P4">Weiterhin kann das Zeitzyklensystem in regelmäßigen Abständen die graphische Ausgabe updaten oder erneuern.</text:p>
      <text:p text:style-name="P3"/>
      <text:p text:style-name="P3">Außerdem werden manchmal Aktionen ausgeführt, bei denen ein Auto eine Kante wechselt.</text:p>
      <text:p text:style-name="P3">Das Gewicht einer Kante im Netzwerk (für Informationen siehe Protokoll über das Netzwerk) beschreibt, wie lange ein Auto braucht, um die Kante zu passieren, bzw nach wie vielen Zeitzyklen das Auto am Ende der Straße ankommt.</text:p>
      <text:p text:style-name="P3">Dadurch kann immer ein Zeitpunkt berechnet werden, wann ein Auto am Ende seiner aktuell befahrenen Straße ankommt.</text:p>
      <text:p text:style-name="P4">Wird dieser Zeitpunkt, bzw dieser Zeitzyklus erreicht, wird dann die entsprechende Aktion ausgeführt.</text:p>
      <text:p text:style-name="P4"/>
      <text:p text:style-name="P2">Aktionsmanagement</text:p>
      <text:p text:style-name="P4"/>
      <text:p text:style-name="P4">Um anstehende Aktionen gut zu managen, werden Aktionen als Objekte der Klasse Action dargestellt.</text:p>
      <text:p text:style-name="P5">Ein solches Objekt beschreibt immer einen Kantenwechsel eines Autos.</text:p>
      <text:p text:style-name="P5"/>
      <text:p text:style-name="P5">Wird eine Aktion ausgeführt, werden die Änderungen im Car-Objekt vorgenommen, im Netzwerk werden die Gewichte der betroffenen Kanten angepasst und es wird gegebenenfalls eine neue Aktion generiert, die den nächsten Kantenwechsel des Autos beschreibt.</text:p>
      <text:p text:style-name="P9"><text:span text:style-name="T1">Nachdem eine Aktion ausgeführt wurde, wird diese gelösc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nux Libertine" svg:font-family="'Linux Libertine'" style:font-family-generic="roman" style:font-pitch="variable"/>
    <style:font-face style:name="Linux Libertine1" svg:font-family="'Linux Libertine'" style:font-family-generic="swiss" style:font-pitch="variable"/>
    <style:font-face style:name="Noto Sans" svg:font-family="'Noto Sans'" style:font-family-generic="swiss" style:font-pitch="variable"/>
    <style:font-face style:name="Linux Libertine2" svg:font-family="'Linux Libertin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nux Libertine" fo:font-size="12pt" fo:language="en" fo:country="US" style:letter-kerning="true" style:font-name-asian="Linux Libertine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nux Libertine" fo:font-size="12pt" fo:language="en" fo:country="US" style:letter-kerning="true" style:font-name-asian="Linux Libertine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nux Libertine1" fo:font-family="'Linux Libertine'" style:font-family-generic="swiss" style:font-pitch="variable" fo:font-size="14pt" style:font-name-asian="Linux Libertine2" style:font-family-asian="'Linux Libertin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05:44:31.786696244</meta:creation-date>
    <dc:date>2019-08-02T17:50:46.840199663</dc:date>
    <meta:editing-duration>PT18M46S</meta:editing-duration>
    <meta:editing-cycles>4</meta:editing-cycles>
    <meta:generator>LibreOffice/6.1.6.3$Linux_X86_64 LibreOffice_project/10$Build-3</meta:generator>
    <meta:document-statistic meta:table-count="0" meta:image-count="0" meta:object-count="0" meta:page-count="1" meta:paragraph-count="13" meta:word-count="197" meta:character-count="1426" meta:non-whitespace-character-count="1242"/>
  </office:meta>
</office:document-meta>
</file>